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7283in"/>
    </style:style>
    <style:style style:name="co3" style:family="table-column">
      <style:table-column-properties fo:break-before="auto" style:column-width="0.6071in"/>
    </style:style>
    <style:style style:name="co4" style:family="table-column">
      <style:table-column-properties fo:break-before="auto" style:column-width="0.9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fo:font-size="12pt" fo:font-weight="bold" style:font-name-asian="AR PL UMing HK" style:font-size-asian="12pt" style:font-weight-asian="bold" style:font-name-complex="Lohit Devanagari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table:number-columns-repeated="3"/>
          <table:table-cell table:style-name="ce3" office:value-type="string">
            <text:p>Linear</text:p>
          </table:table-cell>
          <table:table-cell table:style-name="ce1" office:value-type="string">
            <text:p>Multithreading</text:p>
          </table:table-cell>
          <table:table-cell table:style-name="ce1"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Nr Package</text:p>
          </table:table-cell>
          <table:table-cell table:style-name="ce2" office:value-type="string">
            <text:p>Nr Files</text:p>
          </table:table-cell>
          <table:table-cell table:style-name="ce2" office:value-type="string">
            <text:p>Size</text:p>
          </table:table-cell>
          <table:table-cell table:number-columns-repeated="2" table:style-name="ce2" office:value-type="string">
            <text:p>Duration</text:p>
          </table:table-cell>
          <table:table-cell table:style-name="ce2" table:number-columns-repeated="3"/>
          <table:table-cell/>
          <table:table-cell table:style-name="ce2" table:number-columns-repeated="1015"/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20GB</text:p>
          </table:table-cell>
          <table:table-cell office:value-type="string">
            <text:p>3min 21sec</text:p>
          </table:table-cell>
          <table:table-cell office:value-type="string">
            <text:p>3min 32sec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000">
            <text:p>20000</text:p>
          </table:table-cell>
          <table:table-cell office:value-type="string">
            <text:p>20GB</text:p>
          </table:table-cell>
          <table:table-cell office:value-type="string">
            <text:p>10min 49sec</text:p>
          </table:table-cell>
          <table:table-cell office:value-type="string">
            <text:p>7min 52sec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20GB</text:p>
          </table:table-cell>
          <table:table-cell office:value-type="string">
            <text:p>4min 15sec</text:p>
          </table:table-cell>
          <table:table-cell office:value-type="string">
            <text:p>3min 20sec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5518">
            <text:p>15518</text:p>
          </table:table-cell>
          <table:table-cell office:value-type="string">
            <text:p>56GB</text:p>
          </table:table-cell>
          <table:table-cell office:value-type="string">
            <text:p>16min 3sec</text:p>
          </table:table-cell>
          <table:table-cell office:value-type="string">
            <text:p>15min 2sec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mus Avram</meta:initial-creator>
    <meta:creation-date>2014-11-30T15:21:39</meta:creation-date>
    <dc:date>2014-11-30T18:00:08</dc:date>
    <dc:creator>Remus Avram</dc:creator>
    <meta:editing-duration>PT2H36M37S</meta:editing-duration>
    <meta:editing-cycles>20</meta:editing-cycles>
    <meta:generator>LibreOffice/4.0.4.2$Linux_X86_64 LibreOffice_project/400m0$Build-2</meta:generator>
    <meta:document-statistic meta:table-count="1" meta:cell-count="27" meta:object-count="0"/>
  </office:meta>
</office:document-meta>
</file>